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4.91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gr2" style:family="graphic">
      <style:graphic-properties draw:marker-start="Arrow"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line draw:z-index="0" draw:name="Линия 2" draw:style-name="gr1" draw:text-style-name="P1" svg:x1="21.065cm" svg:y1="6.969cm" svg:x2="10.528cm" svg:y2="7.79cm">
            <text:p/>
          </draw:line>
          <draw:line draw:z-index="1" draw:name="Линия 1" draw:style-name="gr1" draw:text-style-name="P1" svg:x1="28.16cm" svg:y1="6.914cm" svg:x2="10.502cm" svg:y2="8.241cm">
            <text:p/>
          </draw:line>
          <draw:line draw:z-index="2" draw:name="Линия 3" draw:style-name="gr1" draw:text-style-name="P1" svg:x1="14.023cm" svg:y1="6.914cm" svg:x2="10.528cm" svg:y2="7.365cm">
            <text:p/>
          </draw:line>
          <draw:line draw:z-index="3" draw:name="Линия 5" draw:style-name="gr2" draw:text-style-name="P1" svg:x1="6.956cm" svg:y1="8.61cm" svg:x2="3.488cm" svg:y2="6.914cm">
            <text:p/>
          </draw:line>
        </table:shapes>
        <table:table-column table:style-name="co1" table:number-columns-repeated="9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 table:number-columns-spanned="9" table:number-rows-spanned="1">
            <text:p>Задание:</text:p>
            <text:p>Составить таблицы с данными по ученикам в школе.</text:p>
            <text:p>Необходимые данные:</text:p>
            <text:p>ФИО ученика</text:p>
            <text:p>год рождения</text:p>
            <text:p>класс</text:p>
            <text:p>место в классе (ряд, парта, вариант)</text:p>
            <text:p>статус по оценкам (отличник, ударник, троечник или двоечник)</text:p>
            <text:p>и другие данные, которые захочется хранить</text:p>
            <text:p>Можно сделать минимум две таблицы: «Ученики» и «Кабинет»:</text:p>
            <text:p>В учениках хранить данные по ученику, а в кабинете хранить — по рядам, партам, вариантам. И связать эти таблицы между собой.</text:p>
            <text:p>В этом кабинете могут быть другие ученики (на другом уроке), и мы можем использовать таблицу «Кабинет» для записи сведений о разных классах/уроках.</text:p>
          </table:table-cell>
          <table:covered-table-cell table:number-columns-repeated="8"/>
          <table:table-cell table:number-columns-repeated="3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style-name="ce1" office:value-type="string" calcext:value-type="string">
            <text:p>Таблица Кабинеты</text:p>
          </table:table-cell>
          <table:table-cell/>
          <table:table-cell table:style-name="ce1" office:value-type="string" calcext:value-type="string">
            <text:p>Таблица Персоналий</text:p>
          </table:table-cell>
          <table:table-cell/>
          <table:table-cell table:style-name="ce1" office:value-type="string" calcext:value-type="string">
            <text:p>Таблица Фамилий</text:p>
          </table:table-cell>
          <table:table-cell/>
          <table:table-cell table:style-name="ce1" office:value-type="string" calcext:value-type="string">
            <text:p>Таблица имен</text:p>
          </table:table-cell>
          <table:table-cell/>
          <table:table-cell table:style-name="ce1" office:value-type="string" calcext:value-type="string">
            <text:p>Таблица отчеств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idRoom</text:p>
          </table:table-cell>
          <table:table-cell/>
          <table:table-cell table:style-name="ce7" office:value-type="string" calcext:value-type="string">
            <text:p>id</text:p>
          </table:table-cell>
          <table:table-cell/>
          <table:table-cell table:style-name="ce7" office:value-type="string" calcext:value-type="string">
            <text:p>Name1_ID</text:p>
          </table:table-cell>
          <table:table-cell/>
          <table:table-cell table:style-name="ce7" office:value-type="string" calcext:value-type="string">
            <text:p>Name2_ID</text:p>
          </table:table-cell>
          <table:table-cell/>
          <table:table-cell table:style-name="ce7" office:value-type="string" calcext:value-type="string">
            <text:p>Name3_ID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ряд</text:p>
          </table:table-cell>
          <table:table-cell/>
          <table:table-cell table:style-name="ce7" office:value-type="string" calcext:value-type="string">
            <text:p>Name1_ID</text:p>
          </table:table-cell>
          <table:table-cell/>
          <table:table-cell table:style-name="ce7" office:value-type="string" calcext:value-type="string">
            <text:p>value</text:p>
          </table:table-cell>
          <table:table-cell/>
          <table:table-cell table:style-name="ce7" office:value-type="string" calcext:value-type="string">
            <text:p>value</text:p>
          </table:table-cell>
          <table:table-cell/>
          <table:table-cell table:style-name="ce7" office:value-type="string" calcext:value-type="string">
            <text:p>value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парта</text:p>
          </table:table-cell>
          <table:table-cell/>
          <table:table-cell table:style-name="ce7" office:value-type="string" calcext:value-type="string">
            <text:p>Name2_ID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вариант</text:p>
          </table:table-cell>
          <table:table-cell/>
          <table:table-cell table:style-name="ce7" office:value-type="string" calcext:value-type="string">
            <text:p>Name3_ID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Иванов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idRoom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Петров 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Год рождения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Сидоров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Класс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7" office:value-type="string" calcext:value-type="string">
            <text:p>Статус по оценкам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7" office:value-type="string" calcext:value-type="string">
            <text:p>Другие поля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Иван</text:p>
          </table:table-cell>
        </table:table-row>
        <table:table-row table:style-name="ro2">
          <table:table-cell table:number-columns-repeated="10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Петр</text:p>
          </table:table-cell>
        </table:table-row>
        <table:table-row table:style-name="ro2">
          <table:table-cell table:number-columns-repeated="10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Катя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Сергеевич</text:p>
          </table:table-cell>
        </table:table-row>
        <table:table-row table:style-name="ro2">
          <table:table-cell table:number-columns-repeated="10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Ивановна</text:p>
          </table:table-cell>
        </table:table-row>
        <table:table-row table:style-name="ro2">
          <table:table-cell table:number-columns-repeated="10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Петров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6T12:23:15.961000000</meta:creation-date>
    <dc:date>2022-11-27T10:50:45.362000000</dc:date>
    <meta:editing-duration>PT38M6S</meta:editing-duration>
    <meta:editing-cycles>13</meta:editing-cycles>
    <meta:generator>LibreOffice/7.3.4.2$Windows_X86_64 LibreOffice_project/728fec16bd5f605073805c3c9e7c4212a0120dc5</meta:generator>
    <meta:document-statistic meta:table-count="1" meta:cell-count="43" meta:object-count="4"/>
  </office:meta>
</office:document-meta>
</file>